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00" fo:border-left="0.002cm solid #ffffff" fo:border-right="0.002cm solid #ffffff" fo:border-top="0.002cm solid #ffffff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ffffff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99cc00" fo:border-left="0.002cm solid #ffffff" fo:border-right="0.002cm solid #ffffff" fo:border-top="0.002cm solid #ffffff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border="0.002cm solid #ffffff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ffffff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ffffff"/>
      <style:text-properties fo:color="#333333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order="0.002cm solid #ffffff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2cm solid #ffffff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border="0.002cm solid #ffffff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4" table:default-cell-style-name="ce5"/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ce8"/>
        <table:table-column table:style-name="co1" table:default-cell-style-name="ce10"/>
        <table:table-row table:style-name="ro1">
          <table:table-cell table:style-name="ce1" office:value-type="string">
            <text:p>cuenta</text:p>
          </table:table-cell>
          <table:table-cell table:style-name="ce3" office:value-type="string">
            <text:p>vendedor</text:p>
          </table:table-cell>
          <table:table-cell table:style-name="ce1" office:value-type="string">
            <text:p>cliente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fecha old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propiedad</text:p>
          </table:table-cell>
          <table:table-cell table:style-name="ce1" office:value-type="string">
            <text:p>dn</text:p>
          </table:table-cell>
          <table:table-cell table:style-name="ce1" office:value-type="string">
            <text:p>plan</text:p>
          </table:table-cell>
          <table:table-cell table:style-name="ce1" office:value-type="string">
            <text:p>folio</text:p>
          </table:table-cell>
          <table:table-cell table:style-name="ce1" office:value-type="string">
            <text:p>ciudad</text:p>
          </table:table-cell>
          <table:table-cell table:style-name="ce1" office:value-type="string">
            <text:p>plazo</text:p>
          </table:table-cell>
          <table:table-cell table:style-name="ce1" office:value-type="string">
            <text:p>renta</text:p>
          </table:table-cell>
          <table:table-cell table:style-name="ce1" office:value-type="string">
            <text:p>equipo</text:p>
          </table:table-cell>
          <table:table-cell table:style-name="ce1" office:value-type="string">
            <text:p>descuento_multirenta</text:p>
          </table:table-cell>
          <table:table-cell table:style-name="ce1" office:value-type="string">
            <text:p>afectacion_comision</text:p>
          </table:table-cell>
          <table:table-cell table:style-name="ce1" office:value-type="string">
            <text:p>lead</text:p>
          </table:table-cell>
          <table:table-cell table:style-name="ce9" office:value-type="string">
            <text:p>padrino_lead</text:p>
          </table:table-cell>
        </table:table-row>
        <table:table-row table:style-name="ro2">
          <table:table-cell office:value-type="float" office:value="5.64403">
            <text:p>5.64403</text:p>
          </table:table-cell>
          <table:table-cell office:value-type="float" office:value="100009">
            <text:p>100009</text:p>
          </table:table-cell>
          <table:table-cell office:value-type="string">
            <text:p><text:s/>PEGATON SA DE CV</text:p>
          </table:table-cell>
          <table:table-cell office:value-type="string">
            <text:p>RENOVACION</text:p>
          </table:table-cell>
          <table:table-cell office:value-type="date" office:date-value="2021-12-13">
            <text:p>13/12/21</text:p>
          </table:table-cell>
          <table:table-cell office:value-type="float" office:value="44543">
            <text:p>44543</text:p>
          </table:table-cell>
          <table:table-cell office:value-type="string">
            <text:p>NUEVO</text:p>
          </table:table-cell>
          <table:table-cell office:value-type="float" office:value="3331086506">
            <text:p>3331086506</text:p>
          </table:table-cell>
          <table:table-cell office:value-type="string">
            <text:p><text:s/>ATTV3 CONTODONEG 499 C RX</text:p>
          </table:table-cell>
          <table:table-cell office:value-type="float" office:value="9764368">
            <text:p>9764368</text:p>
          </table:table-cell>
          <table:table-cell table:style-name="ce6" office:value-type="string">
            <text:p>GUADALAJARA</text:p>
          </table:table-cell>
          <table:table-cell office:value-type="float" office:value="24">
            <text:p>24</text:p>
          </table:table-cell>
          <table:table-cell office:value-type="float" office:value="549">
            <text:p>549</text:p>
          </table:table-cell>
          <table:table-cell office:value-type="string">
            <text:p><text:s/>APP IP 13 PRO 128GB OR 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64403">
            <text:p>5.64403</text:p>
          </table:table-cell>
          <table:table-cell office:value-type="float" office:value="100009">
            <text:p>100009</text:p>
          </table:table-cell>
          <table:table-cell office:value-type="string">
            <text:p><text:s/>PEGATON SA DE CV</text:p>
          </table:table-cell>
          <table:table-cell office:value-type="string">
            <text:p>RENOVACION</text:p>
          </table:table-cell>
          <table:table-cell office:value-type="date" office:date-value="2021-12-13">
            <text:p>13/12/21</text:p>
          </table:table-cell>
          <table:table-cell office:value-type="float" office:value="44543">
            <text:p>44543</text:p>
          </table:table-cell>
          <table:table-cell office:value-type="string">
            <text:p>NUEVO</text:p>
          </table:table-cell>
          <table:table-cell office:value-type="float" office:value="3310225825">
            <text:p>3310225825</text:p>
          </table:table-cell>
          <table:table-cell office:value-type="string">
            <text:p><text:s/>ATTV3 CONTODONEG 499 C RX</text:p>
          </table:table-cell>
          <table:table-cell office:value-type="float" office:value="9760855">
            <text:p>9760855</text:p>
          </table:table-cell>
          <table:table-cell table:style-name="ce6" office:value-type="string">
            <text:p>GUADALAJARA</text:p>
          </table:table-cell>
          <table:table-cell office:value-type="float" office:value="24">
            <text:p>24</text:p>
          </table:table-cell>
          <table:table-cell office:value-type="float" office:value="549">
            <text:p>549</text:p>
          </table:table-cell>
          <table:table-cell office:value-type="string">
            <text:p><text:s/>APP IP 13 128GB MN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64403">
            <text:p>5.64403</text:p>
          </table:table-cell>
          <table:table-cell office:value-type="float" office:value="100009">
            <text:p>100009</text:p>
          </table:table-cell>
          <table:table-cell office:value-type="string">
            <text:p><text:s/>PEGATON SA DE CV</text:p>
          </table:table-cell>
          <table:table-cell office:value-type="string">
            <text:p>RENOVACION</text:p>
          </table:table-cell>
          <table:table-cell office:value-type="date" office:date-value="2021-12-13">
            <text:p>13/12/21</text:p>
          </table:table-cell>
          <table:table-cell office:value-type="float" office:value="44543">
            <text:p>44543</text:p>
          </table:table-cell>
          <table:table-cell office:value-type="string">
            <text:p>NUEVO</text:p>
          </table:table-cell>
          <table:table-cell office:value-type="float" office:value="3331043733">
            <text:p>3331043733</text:p>
          </table:table-cell>
          <table:table-cell office:value-type="string">
            <text:p><text:s/>ATTV3 CONTODONEG 499 C RX</text:p>
          </table:table-cell>
          <table:table-cell office:value-type="float" office:value="9764367">
            <text:p>9764367</text:p>
          </table:table-cell>
          <table:table-cell table:style-name="ce6" office:value-type="string">
            <text:p>GUADALAJARA</text:p>
          </table:table-cell>
          <table:table-cell office:value-type="float" office:value="24">
            <text:p>24</text:p>
          </table:table-cell>
          <table:table-cell office:value-type="float" office:value="549">
            <text:p>549</text:p>
          </table:table-cell>
          <table:table-cell office:value-type="string">
            <text:p><text:s/>APP IP 13 128GB MN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64403">
            <text:p>5.64403</text:p>
          </table:table-cell>
          <table:table-cell office:value-type="float" office:value="100009">
            <text:p>100009</text:p>
          </table:table-cell>
          <table:table-cell office:value-type="string">
            <text:p><text:s/>PEGATON SA DE CV</text:p>
          </table:table-cell>
          <table:table-cell office:value-type="string">
            <text:p>RENOVACION</text:p>
          </table:table-cell>
          <table:table-cell office:value-type="date" office:date-value="2021-12-13">
            <text:p>13/12/21</text:p>
          </table:table-cell>
          <table:table-cell office:value-type="float" office:value="44543">
            <text:p>44543</text:p>
          </table:table-cell>
          <table:table-cell office:value-type="string">
            <text:p>NUEVO</text:p>
          </table:table-cell>
          <table:table-cell office:value-type="float" office:value="3331074188">
            <text:p>3331074188</text:p>
          </table:table-cell>
          <table:table-cell office:value-type="string">
            <text:p><text:s/>ATTV3 CONTODONEG 499 C RX</text:p>
          </table:table-cell>
          <table:table-cell office:value-type="float" office:value="9760841">
            <text:p>9760841</text:p>
          </table:table-cell>
          <table:table-cell table:style-name="ce6" office:value-type="string">
            <text:p>GUADALAJARA</text:p>
          </table:table-cell>
          <table:table-cell office:value-type="float" office:value="24">
            <text:p>24</text:p>
          </table:table-cell>
          <table:table-cell office:value-type="float" office:value="549">
            <text:p>549</text:p>
          </table:table-cell>
          <table:table-cell office:value-type="string">
            <text:p><text:s/>APP IP 13 128GB MN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64403">
            <text:p>5.64403</text:p>
          </table:table-cell>
          <table:table-cell office:value-type="float" office:value="100009">
            <text:p>100009</text:p>
          </table:table-cell>
          <table:table-cell office:value-type="string">
            <text:p><text:s/>PEGATON SA DE CV</text:p>
          </table:table-cell>
          <table:table-cell office:value-type="string">
            <text:p>RENOVACION</text:p>
          </table:table-cell>
          <table:table-cell office:value-type="date" office:date-value="2021-12-13">
            <text:p>13/12/21</text:p>
          </table:table-cell>
          <table:table-cell office:value-type="float" office:value="44543">
            <text:p>44543</text:p>
          </table:table-cell>
          <table:table-cell office:value-type="string">
            <text:p>NUEVO</text:p>
          </table:table-cell>
          <table:table-cell office:value-type="float" office:value="3334698632">
            <text:p>3334698632</text:p>
          </table:table-cell>
          <table:table-cell office:value-type="string">
            <text:p><text:s/>ATTV3 CONTODONEG 499 C RX</text:p>
          </table:table-cell>
          <table:table-cell office:value-type="float" office:value="9760845">
            <text:p>9760845</text:p>
          </table:table-cell>
          <table:table-cell table:style-name="ce6" office:value-type="string">
            <text:p>GUADALAJARA</text:p>
          </table:table-cell>
          <table:table-cell office:value-type="float" office:value="24">
            <text:p>24</text:p>
          </table:table-cell>
          <table:table-cell office:value-type="float" office:value="549">
            <text:p>549</text:p>
          </table:table-cell>
          <table:table-cell office:value-type="string">
            <text:p><text:s/>APP IP 13 128GB MN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64403">
            <text:p>5.64403</text:p>
          </table:table-cell>
          <table:table-cell office:value-type="float" office:value="100009">
            <text:p>100009</text:p>
          </table:table-cell>
          <table:table-cell office:value-type="string">
            <text:p><text:s/>PEGATON SA DE CV</text:p>
          </table:table-cell>
          <table:table-cell office:value-type="string">
            <text:p>RENOVACION</text:p>
          </table:table-cell>
          <table:table-cell office:value-type="date" office:date-value="2021-12-13">
            <text:p>13/12/21</text:p>
          </table:table-cell>
          <table:table-cell office:value-type="float" office:value="44543">
            <text:p>44543</text:p>
          </table:table-cell>
          <table:table-cell office:value-type="string">
            <text:p>NUEVO</text:p>
          </table:table-cell>
          <table:table-cell office:value-type="float" office:value="3334417078">
            <text:p>3334417078</text:p>
          </table:table-cell>
          <table:table-cell office:value-type="string">
            <text:p><text:s/>ATTV3 CONTODONEG 499 C RX</text:p>
          </table:table-cell>
          <table:table-cell office:value-type="float" office:value="9760848">
            <text:p>9760848</text:p>
          </table:table-cell>
          <table:table-cell table:style-name="ce6" office:value-type="string">
            <text:p>GUADALAJARA</text:p>
          </table:table-cell>
          <table:table-cell office:value-type="float" office:value="24">
            <text:p>24</text:p>
          </table:table-cell>
          <table:table-cell office:value-type="float" office:value="549">
            <text:p>549</text:p>
          </table:table-cell>
          <table:table-cell office:value-type="string">
            <text:p><text:s/>APP IP 13 128GB MN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6777291">
            <text:p>4776777291</text:p>
          </table:table-cell>
          <table:table-cell office:value-type="string">
            <text:p><text:s/>ATTV3 CONTODONEGOC 239 C RX</text:p>
          </table:table-cell>
          <table:table-cell office:value-type="float" office:value="13468895">
            <text:p>13468895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6779189">
            <text:p>4776779189</text:p>
          </table:table-cell>
          <table:table-cell office:value-type="string">
            <text:p><text:s/>ATTV3 CONTODONEGOC 239 C RX</text:p>
          </table:table-cell>
          <table:table-cell office:value-type="float" office:value="13468906">
            <text:p>13468906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6779201">
            <text:p>4776779201</text:p>
          </table:table-cell>
          <table:table-cell office:value-type="string">
            <text:p><text:s/>ATTV3 CONTODONEGOC 239 C RX</text:p>
          </table:table-cell>
          <table:table-cell office:value-type="float" office:value="13468908">
            <text:p>13468908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6779245">
            <text:p>4776779245</text:p>
          </table:table-cell>
          <table:table-cell office:value-type="string">
            <text:p><text:s/>ATTV3 CONTODONEGOC 239 C RX</text:p>
          </table:table-cell>
          <table:table-cell office:value-type="float" office:value="13468912">
            <text:p>13468912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1440666">
            <text:p>4771440666</text:p>
          </table:table-cell>
          <table:table-cell office:value-type="string">
            <text:p><text:s/>ATTV3 CONTODONEGOC 239 C RX</text:p>
          </table:table-cell>
          <table:table-cell office:value-type="float" office:value="13468985">
            <text:p>13468985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1440684">
            <text:p>4771440684</text:p>
          </table:table-cell>
          <table:table-cell office:value-type="string">
            <text:p><text:s/>ATTV3 CONTODONEGOC 239 C RX</text:p>
          </table:table-cell>
          <table:table-cell office:value-type="float" office:value="13468987">
            <text:p>13468987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1440685">
            <text:p>4771440685</text:p>
          </table:table-cell>
          <table:table-cell office:value-type="string">
            <text:p><text:s/>ATTV3 CONTODONEGOC 239 C RX</text:p>
          </table:table-cell>
          <table:table-cell office:value-type="float" office:value="13468989">
            <text:p>13468989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1440687">
            <text:p>4771440687</text:p>
          </table:table-cell>
          <table:table-cell office:value-type="string">
            <text:p><text:s/>ATTV3 CONTODONEGOC 239 C RX</text:p>
          </table:table-cell>
          <table:table-cell office:value-type="float" office:value="13468990">
            <text:p>13468990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1531399">
            <text:p>4771531399</text:p>
          </table:table-cell>
          <table:table-cell office:value-type="string">
            <text:p><text:s/>ATTV3 CONTODONEGOC 239 C RX</text:p>
          </table:table-cell>
          <table:table-cell office:value-type="float" office:value="13468914">
            <text:p>13468914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1760443">
            <text:p>4771760443</text:p>
          </table:table-cell>
          <table:table-cell office:value-type="string">
            <text:p><text:s/>ATTV3 CONTODONEGOC 239 C RX</text:p>
          </table:table-cell>
          <table:table-cell office:value-type="float" office:value="13468901">
            <text:p>13468901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1761098">
            <text:p>4771761098</text:p>
          </table:table-cell>
          <table:table-cell office:value-type="string">
            <text:p><text:s/>ATTV3 CONTODONEGOC 239 C RX</text:p>
          </table:table-cell>
          <table:table-cell office:value-type="float" office:value="13468962">
            <text:p>13468962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1768666">
            <text:p>4771768666</text:p>
          </table:table-cell>
          <table:table-cell office:value-type="string">
            <text:p><text:s/>ATTV3 CONTODONEGOC 239 C RX</text:p>
          </table:table-cell>
          <table:table-cell office:value-type="float" office:value="13468917">
            <text:p>13468917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1440655">
            <text:p>4771440655</text:p>
          </table:table-cell>
          <table:table-cell office:value-type="string">
            <text:p><text:s/>ATTV3 CONTODONEGOC 239 C RX</text:p>
          </table:table-cell>
          <table:table-cell office:value-type="float" office:value="13468982">
            <text:p>13468982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1440661">
            <text:p>4771440661</text:p>
          </table:table-cell>
          <table:table-cell office:value-type="string">
            <text:p><text:s/>ATTV3 CONTODONEGOC 239 C RX</text:p>
          </table:table-cell>
          <table:table-cell office:value-type="float" office:value="13468983">
            <text:p>13468983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2948242">
            <text:p>4772948242</text:p>
          </table:table-cell>
          <table:table-cell office:value-type="string">
            <text:p><text:s/>ATTV3 CONTODONEGOC 239 C RX</text:p>
          </table:table-cell>
          <table:table-cell office:value-type="float" office:value="13468975">
            <text:p>13468975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2948245">
            <text:p>4772948245</text:p>
          </table:table-cell>
          <table:table-cell office:value-type="string">
            <text:p><text:s/>ATTV3 CONTODONEGOC 239 C RX</text:p>
          </table:table-cell>
          <table:table-cell office:value-type="float" office:value="13468979">
            <text:p>13468979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4049363">
            <text:p>4774049363</text:p>
          </table:table-cell>
          <table:table-cell office:value-type="string">
            <text:p><text:s/>ATTV3 CONTODONEGOC 239 C RX</text:p>
          </table:table-cell>
          <table:table-cell office:value-type="float" office:value="13468954">
            <text:p>13468954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4049365">
            <text:p>4774049365</text:p>
          </table:table-cell>
          <table:table-cell office:value-type="string">
            <text:p><text:s/>ATTV3 CONTODONEGOC 239 C RX</text:p>
          </table:table-cell>
          <table:table-cell office:value-type="float" office:value="13468955">
            <text:p>13468955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6776229">
            <text:p>4776776229</text:p>
          </table:table-cell>
          <table:table-cell office:value-type="string">
            <text:p><text:s/>ATTV3 CONTODONEGOC 239 C RX</text:p>
          </table:table-cell>
          <table:table-cell office:value-type="float" office:value="13468920">
            <text:p>13468920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6776270">
            <text:p>4776776270</text:p>
          </table:table-cell>
          <table:table-cell office:value-type="string">
            <text:p><text:s/>ATTV3 CONTODONEGOC 239 C RX</text:p>
          </table:table-cell>
          <table:table-cell office:value-type="float" office:value="13468922">
            <text:p>13468922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6777284">
            <text:p>4776777284</text:p>
          </table:table-cell>
          <table:table-cell office:value-type="string">
            <text:p><text:s/>ATTV3 CONTODONEGOC 239 C RX</text:p>
          </table:table-cell>
          <table:table-cell office:value-type="float" office:value="13468894">
            <text:p>13468894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4043104">
            <text:p>4774043104</text:p>
          </table:table-cell>
          <table:table-cell office:value-type="string">
            <text:p><text:s/>ATTV3 CONTODONEGOC 239 C RX</text:p>
          </table:table-cell>
          <table:table-cell office:value-type="float" office:value="13468956">
            <text:p>13468956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4043118">
            <text:p>4774043118</text:p>
          </table:table-cell>
          <table:table-cell office:value-type="string">
            <text:p><text:s/>ATTV3 CONTODONEGOC 239 C RX</text:p>
          </table:table-cell>
          <table:table-cell office:value-type="float" office:value="13468958">
            <text:p>13468958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4043143">
            <text:p>4774043143</text:p>
          </table:table-cell>
          <table:table-cell office:value-type="string">
            <text:p><text:s/>ATTV3 CONTODONEGOC 239 C RX</text:p>
          </table:table-cell>
          <table:table-cell office:value-type="float" office:value="13468961">
            <text:p>13468961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4043151">
            <text:p>4774043151</text:p>
          </table:table-cell>
          <table:table-cell office:value-type="string">
            <text:p><text:s/>ATTV3 CONTODONEGOC 239 C RX</text:p>
          </table:table-cell>
          <table:table-cell office:value-type="float" office:value="13468965">
            <text:p>13468965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4043159">
            <text:p>4774043159</text:p>
          </table:table-cell>
          <table:table-cell office:value-type="string">
            <text:p><text:s/>ATTV3 CONTODONEGOC 239 C RX</text:p>
          </table:table-cell>
          <table:table-cell office:value-type="float" office:value="13468968">
            <text:p>13468968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4045500">
            <text:p>4774045500</text:p>
          </table:table-cell>
          <table:table-cell office:value-type="string">
            <text:p><text:s/>ATTV3 CONTODONEGOC 239 C RX</text:p>
          </table:table-cell>
          <table:table-cell office:value-type="float" office:value="13468969">
            <text:p>13468969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4045501">
            <text:p>4774045501</text:p>
          </table:table-cell>
          <table:table-cell office:value-type="string">
            <text:p><text:s/>ATTV3 CONTODONEGOC 239 C RX</text:p>
          </table:table-cell>
          <table:table-cell office:value-type="float" office:value="13468970">
            <text:p>13468970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4045534">
            <text:p>4774045534</text:p>
          </table:table-cell>
          <table:table-cell office:value-type="string">
            <text:p><text:s/>ATTV3 CONTODONEGOC 239 C RX</text:p>
          </table:table-cell>
          <table:table-cell office:value-type="float" office:value="13468972">
            <text:p>13468972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.73">
            <text:p>3.73</text:p>
          </table:table-cell>
          <table:table-cell office:value-type="float" office:value="100020">
            <text:p>100020</text:p>
          </table:table-cell>
          <table:table-cell office:value-type="string">
            <text:p><text:s/>MANAVIL COMERCIALIZADORA SA DE CV</text:p>
          </table:table-cell>
          <table:table-cell office:value-type="string">
            <text:p>RENOVACION</text:p>
          </table:table-cell>
          <table:table-cell office:value-type="date" office:date-value="2021-12-09">
            <text:p>09/12/21</text:p>
          </table:table-cell>
          <table:table-cell office:value-type="float" office:value="44539">
            <text:p>44539</text:p>
          </table:table-cell>
          <table:table-cell office:value-type="string">
            <text:p>NUEVO</text:p>
          </table:table-cell>
          <table:table-cell office:value-type="float" office:value="4771760431">
            <text:p>4771760431</text:p>
          </table:table-cell>
          <table:table-cell office:value-type="string">
            <text:p><text:s/>ATTV3 CONTODONEGOC 239 C RX</text:p>
          </table:table-cell>
          <table:table-cell office:value-type="float" office:value="13468898">
            <text:p>13468898</text:p>
          </table:table-cell>
          <table:table-cell office:value-type="string">
            <text:p><text:s/>LEON GTO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string">
            <text:p><text:s/>MOT E7I POWER NJ ATT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10507">
            <text:p>5.10507</text:p>
          </table:table-cell>
          <table:table-cell office:value-type="float" office:value="100009">
            <text:p>100009</text:p>
          </table:table-cell>
          <table:table-cell office:value-type="string">
            <text:p><text:s/>GRUPO ENERTEC, S.A DE C.V</text:p>
          </table:table-cell>
          <table:table-cell office:value-type="string">
            <text:p>NUEVA</text:p>
          </table:table-cell>
          <table:table-cell office:value-type="date" office:date-value="2021-12-17">
            <text:p>17/12/21</text:p>
          </table:table-cell>
          <table:table-cell office:value-type="float" office:value="44547">
            <text:p>44547</text:p>
          </table:table-cell>
          <table:table-cell office:value-type="string">
            <text:p>PROPIO</text:p>
          </table:table-cell>
          <table:table-cell office:value-type="float" office:value="3323397431">
            <text:p>3323397431</text:p>
          </table:table-cell>
          <table:table-cell office:value-type="string">
            <text:p><text:s/>ATTV3 CONTODONEG 199 C RX</text:p>
          </table:table-cell>
          <table:table-cell office:value-type="float" office:value="14551759">
            <text:p>14551759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49">
            <text:p>24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10507">
            <text:p>5.10507</text:p>
          </table:table-cell>
          <table:table-cell office:value-type="float" office:value="100009">
            <text:p>100009</text:p>
          </table:table-cell>
          <table:table-cell office:value-type="string">
            <text:p><text:s/>GRUPO ENERTEC, S.A DE C.V</text:p>
          </table:table-cell>
          <table:table-cell office:value-type="string">
            <text:p>NUEVA</text:p>
          </table:table-cell>
          <table:table-cell office:value-type="date" office:date-value="2021-12-17">
            <text:p>17/12/21</text:p>
          </table:table-cell>
          <table:table-cell office:value-type="float" office:value="44547">
            <text:p>44547</text:p>
          </table:table-cell>
          <table:table-cell office:value-type="string">
            <text:p>PROPIO</text:p>
          </table:table-cell>
          <table:table-cell office:value-type="float" office:value="3323397432">
            <text:p>3323397432</text:p>
          </table:table-cell>
          <table:table-cell office:value-type="string">
            <text:p><text:s/>ATTV3 CONTODONEG 199 C RX</text:p>
          </table:table-cell>
          <table:table-cell office:value-type="float" office:value="14551760">
            <text:p>14551760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49">
            <text:p>24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10507">
            <text:p>5.10507</text:p>
          </table:table-cell>
          <table:table-cell office:value-type="float" office:value="100009">
            <text:p>100009</text:p>
          </table:table-cell>
          <table:table-cell office:value-type="string">
            <text:p><text:s/>GRUPO ENERTEC, S.A DE C.V</text:p>
          </table:table-cell>
          <table:table-cell office:value-type="string">
            <text:p>NUEVA</text:p>
          </table:table-cell>
          <table:table-cell office:value-type="date" office:date-value="2021-12-17">
            <text:p>17/12/21</text:p>
          </table:table-cell>
          <table:table-cell office:value-type="float" office:value="44547">
            <text:p>44547</text:p>
          </table:table-cell>
          <table:table-cell office:value-type="string">
            <text:p>PROPIO</text:p>
          </table:table-cell>
          <table:table-cell office:value-type="float" office:value="3323397433">
            <text:p>3323397433</text:p>
          </table:table-cell>
          <table:table-cell office:value-type="string">
            <text:p><text:s/>ATTV3 CONTODONEG 199 C RX</text:p>
          </table:table-cell>
          <table:table-cell office:value-type="float" office:value="14551761">
            <text:p>14551761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49">
            <text:p>24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10507">
            <text:p>5.10507</text:p>
          </table:table-cell>
          <table:table-cell office:value-type="float" office:value="100009">
            <text:p>100009</text:p>
          </table:table-cell>
          <table:table-cell office:value-type="string">
            <text:p><text:s/>GRUPO ENERTEC, S.A DE C.V</text:p>
          </table:table-cell>
          <table:table-cell office:value-type="string">
            <text:p>NUEVA</text:p>
          </table:table-cell>
          <table:table-cell office:value-type="date" office:date-value="2021-12-17">
            <text:p>17/12/21</text:p>
          </table:table-cell>
          <table:table-cell office:value-type="float" office:value="44547">
            <text:p>44547</text:p>
          </table:table-cell>
          <table:table-cell office:value-type="string">
            <text:p>PROPIO</text:p>
          </table:table-cell>
          <table:table-cell office:value-type="float" office:value="3323397435">
            <text:p>3323397435</text:p>
          </table:table-cell>
          <table:table-cell office:value-type="string">
            <text:p><text:s/>ATTV3 CONTODONEG 199 C RX</text:p>
          </table:table-cell>
          <table:table-cell office:value-type="float" office:value="14551762">
            <text:p>14551762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49">
            <text:p>24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10507">
            <text:p>5.10507</text:p>
          </table:table-cell>
          <table:table-cell office:value-type="float" office:value="100009">
            <text:p>100009</text:p>
          </table:table-cell>
          <table:table-cell office:value-type="string">
            <text:p><text:s/>GRUPO ENERTEC, S.A DE C.V</text:p>
          </table:table-cell>
          <table:table-cell office:value-type="string">
            <text:p>NUEVA</text:p>
          </table:table-cell>
          <table:table-cell office:value-type="date" office:date-value="2021-12-17">
            <text:p>17/12/21</text:p>
          </table:table-cell>
          <table:table-cell office:value-type="float" office:value="44547">
            <text:p>44547</text:p>
          </table:table-cell>
          <table:table-cell office:value-type="string">
            <text:p>PROPIO</text:p>
          </table:table-cell>
          <table:table-cell office:value-type="float" office:value="3323397438">
            <text:p>3323397438</text:p>
          </table:table-cell>
          <table:table-cell office:value-type="string">
            <text:p><text:s/>ATTV3 CONTODONEG 199 C RX</text:p>
          </table:table-cell>
          <table:table-cell office:value-type="float" office:value="14551763">
            <text:p>14551763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49">
            <text:p>24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10507">
            <text:p>5.10507</text:p>
          </table:table-cell>
          <table:table-cell office:value-type="float" office:value="100009">
            <text:p>100009</text:p>
          </table:table-cell>
          <table:table-cell office:value-type="string">
            <text:p><text:s/>GRUPO ENERTEC, S.A DE C.V</text:p>
          </table:table-cell>
          <table:table-cell office:value-type="string">
            <text:p>NUEVA</text:p>
          </table:table-cell>
          <table:table-cell office:value-type="date" office:date-value="2021-12-17">
            <text:p>17/12/21</text:p>
          </table:table-cell>
          <table:table-cell office:value-type="float" office:value="44547">
            <text:p>44547</text:p>
          </table:table-cell>
          <table:table-cell office:value-type="string">
            <text:p>PROPIO</text:p>
          </table:table-cell>
          <table:table-cell office:value-type="float" office:value="3323397443">
            <text:p>3323397443</text:p>
          </table:table-cell>
          <table:table-cell office:value-type="string">
            <text:p><text:s/>ATTV3 CONTODONEG 199 C RX</text:p>
          </table:table-cell>
          <table:table-cell office:value-type="float" office:value="14551764">
            <text:p>14551764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49">
            <text:p>24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10507">
            <text:p>5.10507</text:p>
          </table:table-cell>
          <table:table-cell office:value-type="float" office:value="100009">
            <text:p>100009</text:p>
          </table:table-cell>
          <table:table-cell office:value-type="string">
            <text:p><text:s/>GRUPO ENERTEC, S.A DE C.V</text:p>
          </table:table-cell>
          <table:table-cell office:value-type="string">
            <text:p>NUEVA</text:p>
          </table:table-cell>
          <table:table-cell office:value-type="date" office:date-value="2021-12-17">
            <text:p>17/12/21</text:p>
          </table:table-cell>
          <table:table-cell office:value-type="float" office:value="44547">
            <text:p>44547</text:p>
          </table:table-cell>
          <table:table-cell office:value-type="string">
            <text:p>PROPIO</text:p>
          </table:table-cell>
          <table:table-cell office:value-type="float" office:value="3323397445">
            <text:p>3323397445</text:p>
          </table:table-cell>
          <table:table-cell office:value-type="string">
            <text:p><text:s/>ATTV3 CONTODONEG 199 C RX</text:p>
          </table:table-cell>
          <table:table-cell office:value-type="float" office:value="14551765">
            <text:p>14551765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49">
            <text:p>24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10507">
            <text:p>5.10507</text:p>
          </table:table-cell>
          <table:table-cell office:value-type="float" office:value="100009">
            <text:p>100009</text:p>
          </table:table-cell>
          <table:table-cell office:value-type="string">
            <text:p><text:s/>GRUPO ENERTEC, S.A DE C.V</text:p>
          </table:table-cell>
          <table:table-cell office:value-type="string">
            <text:p>NUEVA</text:p>
          </table:table-cell>
          <table:table-cell office:value-type="date" office:date-value="2021-12-17">
            <text:p>17/12/21</text:p>
          </table:table-cell>
          <table:table-cell office:value-type="float" office:value="44547">
            <text:p>44547</text:p>
          </table:table-cell>
          <table:table-cell office:value-type="string">
            <text:p>PROPIO</text:p>
          </table:table-cell>
          <table:table-cell office:value-type="float" office:value="3323397446">
            <text:p>3323397446</text:p>
          </table:table-cell>
          <table:table-cell office:value-type="string">
            <text:p><text:s/>ATTV3 CONTODONEG 199 C RX</text:p>
          </table:table-cell>
          <table:table-cell office:value-type="float" office:value="14551766">
            <text:p>14551766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49">
            <text:p>24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10507">
            <text:p>5.10507</text:p>
          </table:table-cell>
          <table:table-cell office:value-type="float" office:value="100009">
            <text:p>100009</text:p>
          </table:table-cell>
          <table:table-cell office:value-type="string">
            <text:p><text:s/>GRUPO ENERTEC, S.A DE C.V</text:p>
          </table:table-cell>
          <table:table-cell office:value-type="string">
            <text:p>NUEVA</text:p>
          </table:table-cell>
          <table:table-cell office:value-type="date" office:date-value="2021-12-17">
            <text:p>17/12/21</text:p>
          </table:table-cell>
          <table:table-cell office:value-type="float" office:value="44547">
            <text:p>44547</text:p>
          </table:table-cell>
          <table:table-cell office:value-type="string">
            <text:p>PROPIO</text:p>
          </table:table-cell>
          <table:table-cell office:value-type="float" office:value="3323397451">
            <text:p>3323397451</text:p>
          </table:table-cell>
          <table:table-cell office:value-type="string">
            <text:p><text:s/>ATTV3 CONTODONEG 199 C RX</text:p>
          </table:table-cell>
          <table:table-cell office:value-type="float" office:value="14551767">
            <text:p>14551767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49">
            <text:p>24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10507">
            <text:p>5.10507</text:p>
          </table:table-cell>
          <table:table-cell office:value-type="float" office:value="100009">
            <text:p>100009</text:p>
          </table:table-cell>
          <table:table-cell office:value-type="string">
            <text:p><text:s/>GRUPO ENERTEC, S.A DE C.V</text:p>
          </table:table-cell>
          <table:table-cell office:value-type="string">
            <text:p>NUEVA</text:p>
          </table:table-cell>
          <table:table-cell office:value-type="date" office:date-value="2021-12-17">
            <text:p>17/12/21</text:p>
          </table:table-cell>
          <table:table-cell office:value-type="float" office:value="44547">
            <text:p>44547</text:p>
          </table:table-cell>
          <table:table-cell office:value-type="string">
            <text:p>PROPIO</text:p>
          </table:table-cell>
          <table:table-cell office:value-type="float" office:value="3323397461">
            <text:p>3323397461</text:p>
          </table:table-cell>
          <table:table-cell office:value-type="string">
            <text:p><text:s/>ATTV3 CONTODONEG 199 C RX</text:p>
          </table:table-cell>
          <table:table-cell office:value-type="float" office:value="14551769">
            <text:p>14551769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49">
            <text:p>24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59819">
            <text:p>5.59819</text:p>
          </table:table-cell>
          <table:table-cell office:value-type="float" office:value="100009">
            <text:p>100009</text:p>
          </table:table-cell>
          <table:table-cell office:value-type="string">
            <text:p><text:s/>ESTUDIO DE INTERIORES CENTRAL SA DE CV</text:p>
          </table:table-cell>
          <table:table-cell office:value-type="string">
            <text:p>RENOVACION</text:p>
          </table:table-cell>
          <table:table-cell office:value-type="date" office:date-value="2021-12-22">
            <text:p>22/12/21</text:p>
          </table:table-cell>
          <table:table-cell office:value-type="float" office:value="44552">
            <text:p>44552</text:p>
          </table:table-cell>
          <table:table-cell office:value-type="string">
            <text:p>PROPIO</text:p>
          </table:table-cell>
          <table:table-cell office:value-type="float" office:value="3335765215">
            <text:p>3335765215</text:p>
          </table:table-cell>
          <table:table-cell office:value-type="string">
            <text:p><text:s/>ATTV3_1 CONTODONEG 1299 C RX</text:p>
          </table:table-cell>
          <table:table-cell office:value-type="float" office:value="8733039">
            <text:p>8733039</text:p>
          </table:table-cell>
          <table:table-cell table:style-name="ce2" office:value-type="string">
            <text:p>GUADALAJARA</text:p>
          </table:table-cell>
          <table:table-cell office:value-type="float" office:value="24">
            <text:p>24</text:p>
          </table:table-cell>
          <table:table-cell office:value-type="float" office:value="1399">
            <text:p>1399</text:p>
          </table:table-cell>
          <table:table-cell office:value-type="string">
            <text:p><text:s/>APP IP 13 PRO 256GB GR 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.59819">
            <text:p>5.59819</text:p>
          </table:table-cell>
          <table:table-cell office:value-type="float" office:value="100009">
            <text:p>100009</text:p>
          </table:table-cell>
          <table:table-cell office:value-type="string">
            <text:p><text:s/>ESTUDIO DE INTERIORES CENTRAL SA DE CV</text:p>
          </table:table-cell>
          <table:table-cell office:value-type="string">
            <text:p>RENOVACION</text:p>
          </table:table-cell>
          <table:table-cell office:value-type="date" office:date-value="2021-12-22">
            <text:p>22/12/21</text:p>
          </table:table-cell>
          <table:table-cell office:value-type="float" office:value="44552">
            <text:p>44552</text:p>
          </table:table-cell>
          <table:table-cell office:value-type="string">
            <text:p>PROPIO</text:p>
          </table:table-cell>
          <table:table-cell office:value-type="float" office:value="3335765216">
            <text:p>3335765216</text:p>
          </table:table-cell>
          <table:table-cell office:value-type="string">
            <text:p><text:s/>ATTV3_1 CONTODONEG 1299 C RX</text:p>
          </table:table-cell>
          <table:table-cell office:value-type="float" office:value="8733038">
            <text:p>8733038</text:p>
          </table:table-cell>
          <table:table-cell table:style-name="ce2" office:value-type="string">
            <text:p>GUADALAJARA</text:p>
          </table:table-cell>
          <table:table-cell office:value-type="float" office:value="24">
            <text:p>24</text:p>
          </table:table-cell>
          <table:table-cell office:value-type="float" office:value="1399">
            <text:p>1399</text:p>
          </table:table-cell>
          <table:table-cell office:value-type="string">
            <text:p><text:s/>APP IP 13 PRO 256GB GR 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.2566">
            <text:p>4.2566</text:p>
          </table:table-cell>
          <table:table-cell office:value-type="float" office:value="100009">
            <text:p>100009</text:p>
          </table:table-cell>
          <table:table-cell office:value-type="string">
            <text:p><text:s/>REFRESQUERA INTERNACIONAL S. A. DE C.V.</text:p>
          </table:table-cell>
          <table:table-cell office:value-type="string">
            <text:p>NUEVA</text:p>
          </table:table-cell>
          <table:table-cell office:value-type="date" office:date-value="2021-12-07">
            <text:p>07/12/21</text:p>
          </table:table-cell>
          <table:table-cell office:value-type="float" office:value="44537">
            <text:p>44537</text:p>
          </table:table-cell>
          <table:table-cell office:value-type="string">
            <text:p>PROPIO</text:p>
          </table:table-cell>
          <table:table-cell office:value-type="float" office:value="3323396746">
            <text:p>3323396746</text:p>
          </table:table-cell>
          <table:table-cell office:value-type="string">
            <text:p><text:s/>ATT INTCONTODONEGV3 29 C RX</text:p>
          </table:table-cell>
          <table:table-cell office:value-type="float" office:value="14540494">
            <text:p>14540494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.2566">
            <text:p>4.2566</text:p>
          </table:table-cell>
          <table:table-cell office:value-type="float" office:value="100009">
            <text:p>100009</text:p>
          </table:table-cell>
          <table:table-cell office:value-type="string">
            <text:p><text:s/>REFRESQUERA INTERNACIONAL S. A. DE C.V.</text:p>
          </table:table-cell>
          <table:table-cell office:value-type="string">
            <text:p>NUEVA</text:p>
          </table:table-cell>
          <table:table-cell office:value-type="date" office:date-value="2021-12-07">
            <text:p>07/12/21</text:p>
          </table:table-cell>
          <table:table-cell office:value-type="float" office:value="44537">
            <text:p>44537</text:p>
          </table:table-cell>
          <table:table-cell office:value-type="string">
            <text:p>PROPIO</text:p>
          </table:table-cell>
          <table:table-cell office:value-type="float" office:value="3323396687">
            <text:p>3323396687</text:p>
          </table:table-cell>
          <table:table-cell office:value-type="string">
            <text:p><text:s/>ATT INTCONTODONEGV3 29 C RX</text:p>
          </table:table-cell>
          <table:table-cell office:value-type="float" office:value="14540092">
            <text:p>14540092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.2566">
            <text:p>4.2566</text:p>
          </table:table-cell>
          <table:table-cell office:value-type="float" office:value="100009">
            <text:p>100009</text:p>
          </table:table-cell>
          <table:table-cell office:value-type="string">
            <text:p><text:s/>REFRESQUERA INTERNACIONAL S. A. DE C.V.</text:p>
          </table:table-cell>
          <table:table-cell office:value-type="string">
            <text:p>NUEVA</text:p>
          </table:table-cell>
          <table:table-cell office:value-type="date" office:date-value="2021-12-07">
            <text:p>07/12/21</text:p>
          </table:table-cell>
          <table:table-cell office:value-type="float" office:value="44537">
            <text:p>44537</text:p>
          </table:table-cell>
          <table:table-cell office:value-type="string">
            <text:p>PROPIO</text:p>
          </table:table-cell>
          <table:table-cell office:value-type="float" office:value="3323396688">
            <text:p>3323396688</text:p>
          </table:table-cell>
          <table:table-cell office:value-type="string">
            <text:p><text:s/>ATT INTCONTODONEGV3 29 C RX</text:p>
          </table:table-cell>
          <table:table-cell office:value-type="float" office:value="14540093">
            <text:p>14540093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.2566">
            <text:p>4.2566</text:p>
          </table:table-cell>
          <table:table-cell office:value-type="float" office:value="100009">
            <text:p>100009</text:p>
          </table:table-cell>
          <table:table-cell office:value-type="string">
            <text:p><text:s/>REFRESQUERA INTERNACIONAL S. A. DE C.V.</text:p>
          </table:table-cell>
          <table:table-cell office:value-type="string">
            <text:p>NUEVA</text:p>
          </table:table-cell>
          <table:table-cell office:value-type="date" office:date-value="2021-12-07">
            <text:p>07/12/21</text:p>
          </table:table-cell>
          <table:table-cell office:value-type="float" office:value="44537">
            <text:p>44537</text:p>
          </table:table-cell>
          <table:table-cell office:value-type="string">
            <text:p>PROPIO</text:p>
          </table:table-cell>
          <table:table-cell office:value-type="float" office:value="3323396747">
            <text:p>3323396747</text:p>
          </table:table-cell>
          <table:table-cell office:value-type="string">
            <text:p><text:s/>ATT INTCONTODONEGV3 29 C RX</text:p>
          </table:table-cell>
          <table:table-cell office:value-type="float" office:value="14540496">
            <text:p>14540496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.2566">
            <text:p>4.2566</text:p>
          </table:table-cell>
          <table:table-cell office:value-type="float" office:value="100009">
            <text:p>100009</text:p>
          </table:table-cell>
          <table:table-cell office:value-type="string">
            <text:p><text:s/>REFRESQUERA INTERNACIONAL S. A. DE C.V.</text:p>
          </table:table-cell>
          <table:table-cell office:value-type="string">
            <text:p>NUEVA</text:p>
          </table:table-cell>
          <table:table-cell office:value-type="date" office:date-value="2021-12-07">
            <text:p>07/12/21</text:p>
          </table:table-cell>
          <table:table-cell office:value-type="float" office:value="44537">
            <text:p>44537</text:p>
          </table:table-cell>
          <table:table-cell office:value-type="string">
            <text:p>PROPIO</text:p>
          </table:table-cell>
          <table:table-cell office:value-type="float" office:value="3323396691">
            <text:p>3323396691</text:p>
          </table:table-cell>
          <table:table-cell office:value-type="string">
            <text:p><text:s/>ATT INTCONTODONEGV3 29 C RX</text:p>
          </table:table-cell>
          <table:table-cell office:value-type="float" office:value="14540094">
            <text:p>14540094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.2566">
            <text:p>4.2566</text:p>
          </table:table-cell>
          <table:table-cell office:value-type="float" office:value="100009">
            <text:p>100009</text:p>
          </table:table-cell>
          <table:table-cell office:value-type="string">
            <text:p><text:s/>REFRESQUERA INTERNACIONAL S. A. DE C.V.</text:p>
          </table:table-cell>
          <table:table-cell office:value-type="string">
            <text:p>NUEVA</text:p>
          </table:table-cell>
          <table:table-cell office:value-type="date" office:date-value="2021-12-07">
            <text:p>07/12/21</text:p>
          </table:table-cell>
          <table:table-cell office:value-type="float" office:value="44537">
            <text:p>44537</text:p>
          </table:table-cell>
          <table:table-cell office:value-type="string">
            <text:p>PROPIO</text:p>
          </table:table-cell>
          <table:table-cell office:value-type="float" office:value="3323396694">
            <text:p>3323396694</text:p>
          </table:table-cell>
          <table:table-cell office:value-type="string">
            <text:p><text:s/>ATT INTCONTODONEGV3 29 C RX</text:p>
          </table:table-cell>
          <table:table-cell office:value-type="float" office:value="14540095">
            <text:p>14540095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.2566">
            <text:p>4.2566</text:p>
          </table:table-cell>
          <table:table-cell office:value-type="float" office:value="100009">
            <text:p>100009</text:p>
          </table:table-cell>
          <table:table-cell office:value-type="string">
            <text:p><text:s/>REFRESQUERA INTERNACIONAL S. A. DE C.V.</text:p>
          </table:table-cell>
          <table:table-cell office:value-type="string">
            <text:p>NUEVA</text:p>
          </table:table-cell>
          <table:table-cell office:value-type="date" office:date-value="2021-12-07">
            <text:p>07/12/21</text:p>
          </table:table-cell>
          <table:table-cell office:value-type="float" office:value="44537">
            <text:p>44537</text:p>
          </table:table-cell>
          <table:table-cell office:value-type="string">
            <text:p>PROPIO</text:p>
          </table:table-cell>
          <table:table-cell office:value-type="float" office:value="3323396696">
            <text:p>3323396696</text:p>
          </table:table-cell>
          <table:table-cell office:value-type="string">
            <text:p><text:s/>ATT INTCONTODONEGV3 29 C RX</text:p>
          </table:table-cell>
          <table:table-cell office:value-type="float" office:value="14540097">
            <text:p>14540097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.2566">
            <text:p>4.2566</text:p>
          </table:table-cell>
          <table:table-cell office:value-type="float" office:value="100009">
            <text:p>100009</text:p>
          </table:table-cell>
          <table:table-cell office:value-type="string">
            <text:p><text:s/>REFRESQUERA INTERNACIONAL S. A. DE C.V.</text:p>
          </table:table-cell>
          <table:table-cell office:value-type="string">
            <text:p>NUEVA</text:p>
          </table:table-cell>
          <table:table-cell office:value-type="date" office:date-value="2021-12-07">
            <text:p>07/12/21</text:p>
          </table:table-cell>
          <table:table-cell office:value-type="float" office:value="44537">
            <text:p>44537</text:p>
          </table:table-cell>
          <table:table-cell office:value-type="string">
            <text:p>PROPIO</text:p>
          </table:table-cell>
          <table:table-cell office:value-type="float" office:value="3323396697">
            <text:p>3323396697</text:p>
          </table:table-cell>
          <table:table-cell office:value-type="string">
            <text:p><text:s/>ATT INTCONTODONEGV3 29 C RX</text:p>
          </table:table-cell>
          <table:table-cell office:value-type="float" office:value="14540099">
            <text:p>14540099</text:p>
          </table:table-cell>
          <table:table-cell table:style-name="ce2" office:value-type="string">
            <text:p>GUADALAJARA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<text:s/>SIM CARD V8R TRIO DISPL</text:p>
          </table:table-cell>
          <table:table-cell office:value-type="percentage" office:value="0.25">
            <text:p>25.00%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/01/2022</text:date>, <text:time>19:08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Espino</meta:initial-creator>
    <meta:creation-date>2022-01-10T19:07:08</meta:creation-date>
    <dc:date>2022-01-10T19:08:04</dc:date>
    <dc:creator>Victor Espino</dc:creator>
    <meta:editing-duration>PT57S</meta:editing-duration>
    <meta:editing-cycles>1</meta:editing-cycles>
    <meta:document-statistic meta:table-count="3" meta:cell-count="970" meta:object-count="0"/>
    <meta:generator>OpenOffice/4.1.11$Unix OpenOffice.org_project/4111m1$Build-9808</meta:generator>
  </office:meta>
</office:document-meta>
</file>